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commands</text:p>
      <text:p text:style-name="P1"/>
      <text:p text:style-name="P3">cmd + w → Quit an application window.</text:p>
      <text:p text:style-name="P3">cmd + q → Quit application and exit from dock.</text:p>
      <text:p text:style-name="P3">cmd + tab → switch between open windows.</text:p>
      <text:p text:style-name="P3">cmd+shift+Q → <text:s/>logout window.</text:p>
      <text:p text:style-name="P3">cmd+downarrow → open selected file or folder.</text:p>
      <text:p text:style-name="P3">cmd+uparrow → open parent folder.</text:p>
      <text:p text:style-name="P3">cmd + [ → Go back.</text:p>
      <text:p text:style-name="P3">cmd + ] → Go forward.</text:p>
      <text:p text:style-name="P3">cmd +c, cmd+v → copy paste</text:p>
      <text:p text:style-name="P3">cmd + c, cmd+ option + v → cut paste</text:p>
      <text:p text:style-name="P3">cmd+c, cmd+option+shift+v → ccopy file keeping permissions intact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hit Gupta</meta:initial-creator>
    <meta:creation-date>2015-12-18T21:43:08</meta:creation-date>
    <dc:date>2015-12-18T21:56:19</dc:date>
    <dc:creator>Rohit Gupta</dc:creator>
    <meta:editing-duration>PT10M18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12" meta:word-count="80" meta:character-count="412"/>
  </office:meta>
</office:document-meta>
</file>